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Standard" style:list-style-name="WWNum5">
      <style:paragraph-properties fo:margin-left="0.5in" fo:margin-right="0in" fo:text-indent="-0.25in" style:auto-text-indent="false"/>
    </style:style>
    <style:style style:name="P6" style:family="paragraph" style:parent-style-name="Standard" style:list-style-name="WWNum3">
      <style:paragraph-properties fo:margin-left="0.5in" fo:margin-right="0in" fo:text-indent="-0.25in" style:auto-text-indent="false"/>
    </style:style>
    <style:style style:name="P7" style:family="paragraph" style:parent-style-name="Standard" style:list-style-name="WWNum4">
      <style:paragraph-properties fo:margin-left="0.5in" fo:margin-right="0in" fo:text-indent="-0.25in" style:auto-text-indent="false"/>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Standard" style:list-style-name="WWNum1">
      <style:paragraph-properties fo:margin-left="1in" fo:margin-right="0in" fo:text-indent="-0.25in" style:auto-text-indent="false"/>
    </style:style>
    <style:style style:name="P11" style:family="paragraph" style:parent-style-name="Standard" style:list-style-name="WWNum2">
      <style:paragraph-properties fo:margin-left="1in" fo:margin-right="0in" fo:text-indent="-0.25in" style:auto-text-indent="false"/>
    </style:style>
    <style:style style:name="P12" style:family="paragraph" style:parent-style-name="Standard" style:list-style-name="WWNum3">
      <style:paragraph-properties fo:margin-left="1in" fo:margin-right="0in" fo:text-indent="-0.25in" style:auto-text-indent="false"/>
    </style:style>
    <style:style style:name="P13" style:family="paragraph" style:parent-style-name="Standard">
      <style:paragraph-properties fo:margin-left="1in" fo:margin-right="0in" fo:text-indent="0in" style:auto-text-indent="false"/>
    </style:style>
    <style:style style:name="P14" style:family="paragraph" style:parent-style-name="Standard" style:list-style-name="WWNum3">
      <style:paragraph-properties fo:margin-left="1.5in" fo:margin-right="0in" fo:text-indent="-0.25in" style:auto-text-indent="false"/>
    </style:style>
    <style:style style:name="P15" style:family="paragraph" style:parent-style-name="Title" style:master-page-name="Standard">
      <style:paragraph-properties style:page-number="1"/>
    </style:style>
    <style:style style:name="P16"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fo:font-size="11pt" style:font-size-asian="11pt" style:font-size-complex="11pt"/>
    </style:style>
    <style:style style:name="fr1" style:family="graphic" style:parent-style-name="Formula">
      <style:graphic-properties fo:margin-left="0in" fo:margin-right="0in" fo:margin-top="0in" fo:margin-bottom="0in" draw:ole-draw-aspect="1"/>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_5k42ok3d5z1"/>Carryover of a saddle-node bifurcation paper</text:p>
      <text:p text:style-name="Standard">https://www.overleaf.com/project/5ec595a5afc7e10001118013</text:p>
      <text:p text:style-name="Standard">Github repository (private): https://github.com/ccontrer/20-05SNBifurcationCarryover</text:p>
      <text:p text:style-name="Standard"/>
      <text:p text:style-name="Standard"><draw:rect text:anchor-type="as-char" style:rel-width="100%" draw:z-index="0" draw:style-name="gr1" draw:text-style-name="P16" svg:width="0.0012in" svg:height="0.0213in"><text:p/></draw:rect></text:p>
      <text:p text:style-name="Heading_20_1"><text:bookmark text:name="_gpytsy2fec69"/>Wed, Sep 23, 2020</text:p>
      <text:p text:style-name="Standard"><text:span text:style-name="T1">Meeting Gutavo/Gerda/Carlos:</text:span></text:p>
      <text:list xml:id="list77977251" text:style-name="WWNum1">
        <text:list-item>
          <text:p text:style-name="P3">Change the extended system so that the bifurcation now occurs as r decreases a little bit. The idea is that before the bifurcation was driving gen activation ahd when the parameter goes back to normal the gen remains active. The same idea applies now but with the addition of the new paramt equation we want to make sure that we remain below the bifurcation curve in the three steady states region. So that we have to decrease the value of r in order to undergo the same type of bifurcation but with a different parameter. Those the carryover applies.</text:p>
        </text:list-item>
      </text:list>
      <text:p text:style-name="P8"/>
      <text:p text:style-name="P9"><draw:rect text:anchor-type="as-char" style:rel-width="100%" draw:z-index="1" draw:style-name="gr1" draw:text-style-name="P16" svg:width="0.0012in" svg:height="0.0213in"><text:p/></draw:rect></text:p>
      <text:p text:style-name="Heading_20_1"><text:bookmark text:name="_4dksedkp1okx"/>Mon-Wed, Sep 21-23, 2020</text:p>
      <text:p text:style-name="Standard"><text:span text:style-name="T1">Logbook:</text:span></text:p>
      <text:list xml:id="list161758313714498" text:continue-numbering="true" text:style-name="WWNum1">
        <text:list-item>
          <text:p text:style-name="P3">I implemented the cell cycle model in python and produced the bifurcation curves using PyDSTools.</text:p>
        </text:list-item>
        <text:list-item>
          <text:p text:style-name="P3">I produced the two-parameter bifurcation diagram with m and all of the other parameters. I wasn’t sure what parameter should be the second bifurcation parameter but it looks like k_3p or k_5p are the better candidates.</text:p>
        </text:list-item>
        <text:list-item>
          <text:p text:style-name="P3">If we take either one we can choose x=0.2 and get s=6/169=0.0355 which is below the bifurcation value s=0.0418. </text:p>
        </text:list-item>
      </text:list>
      <text:p text:style-name="P9"/>
      <text:p text:style-name="P9"><draw:rect text:anchor-type="as-char" style:rel-width="100%" draw:z-index="2" draw:style-name="gr1" draw:text-style-name="P16" svg:width="0.0012in" svg:height="0.0213in"><text:p/></draw:rect></text:p>
      <text:p text:style-name="Heading_20_1"><text:bookmark text:name="_3si6oornc60y"/>Wed, Sep 16, 2020</text:p>
      <text:p text:style-name="Standard"><text:span text:style-name="T1">Meeting Gutavo/Gerda/Carlos:</text:span></text:p>
      <text:list xml:id="list161758085790015" text:continue-numbering="true" text:style-name="WWNum1">
        <text:list-item>
          <text:p text:style-name="P3">We are trying Google Room, Github, and overleaf.</text:p>
        </text:list-item>
        <text:list-item>
          <text:p text:style-name="P3"><text:soft-page-break/>There is going to be a one week delay between paper versions and comments.</text:p>
        </text:list-item>
        <text:list-item>
          <text:p text:style-name="P3">Application section:</text:p>
          <text:list>
            <text:list-item>
              <text:p text:style-name="P10">We might think about a better dynamic for ‘s’, but Gerda thinks it’s fine since this is a proof of concept.</text:p>
            </text:list-item>
          </text:list>
        </text:list-item>
        <text:list-item>
          <text:p text:style-name="P3">I will write the second application (cell cycle model) for next week.</text:p>
        </text:list-item>
      </text:list>
      <text:p text:style-name="Standard"/>
      <text:p text:style-name="Standard"><draw:rect text:anchor-type="as-char" style:rel-width="100%" draw:z-index="3" draw:style-name="gr1" draw:text-style-name="P16" svg:width="0.0012in" svg:height="0.0213in"><text:p/></draw:rect></text:p>
      <text:p text:style-name="Heading_20_1"><text:bookmark text:name="_qb99gc30uvch"/>Tue, Sep 15, 2020</text:p>
      <text:p text:style-name="Standard"><text:span text:style-name="T1">Logbook:</text:span></text:p>
      <text:list xml:id="list161758023241923" text:continue-numbering="true" text:style-name="WWNum1">
        <text:list-item>
          <text:p text:style-name="P3">I edited the gen activation application python notebook and included info in the readme page.</text:p>
        </text:list-item>
        <text:list-item>
          <text:p text:style-name="P3">I also made the repository public.</text:p>
        </text:list-item>
        <text:list-item>
          <text:p text:style-name="P3">I edited the introduction and application section (first application).</text:p>
        </text:list-item>
      </text:list>
      <text:p text:style-name="Standard"/>
      <text:p text:style-name="Standard"><draw:rect text:anchor-type="as-char" style:rel-width="100%" draw:z-index="4" draw:style-name="gr1" draw:text-style-name="P16" svg:width="0.0012in" svg:height="0.0213in"><text:p/></draw:rect></text:p>
      <text:p text:style-name="Heading_20_1"><text:bookmark text:name="_epzz0alpnzy4"/>Mon, Sep 14, 2020</text:p>
      <text:p text:style-name="Standard"><text:span text:style-name="T1">Logbook:</text:span></text:p>
      <text:list xml:id="list161758697022803" text:continue-numbering="true" text:style-name="WWNum1">
        <text:list-item>
          <text:p text:style-name="P3">I wrote a python notebook for the gen activation application (available on Github)</text:p>
        </text:list-item>
      </text:list>
      <text:p text:style-name="Standard"/>
      <text:p text:style-name="Standard"><draw:rect text:anchor-type="as-char" style:rel-width="100%" draw:z-index="5" draw:style-name="gr1" draw:text-style-name="P16" svg:width="0.0012in" svg:height="0.0213in"><text:p/></draw:rect></text:p>
      <text:p text:style-name="Standard"/>
      <text:p text:style-name="Heading_20_1"><text:bookmark text:name="_xho5q0t23ryg"/>Wed, Sep 9, 2020 (10 am)</text:p>
      <text:p text:style-name="Standard"><text:span text:style-name="T1">Meeting Gerda, Gustavo and Carlos</text:span></text:p>
      <text:p text:style-name="P1"><text:soft-page-break/></text:p>
      <text:p text:style-name="Standard"><text:span text:style-name="T1">Agenda:</text:span></text:p>
      <text:list xml:id="list3282992830" text:style-name="WWNum2">
        <text:list-item>
          <text:p text:style-name="P4">Weekly meetings: Wednesdays 11 am to 1 pm.</text:p>
        </text:list-item>
        <text:list-item>
          <text:p text:style-name="P4">Introduction: refine introduction</text:p>
        </text:list-item>
        <text:list-item>
          <text:p text:style-name="P4">Application: write models (3) and (4). Possibly, the SMB paper and thesis, but if might not worth it.</text:p>
        </text:list-item>
      </text:list>
      <text:p text:style-name="Standard">Gen activation model: parameter to transform into variable. Write application with s into variable instead and decide.</text:p>
      <text:p text:style-name="Standard"><draw:rect text:anchor-type="as-char" style:rel-width="100%" draw:z-index="6" draw:style-name="gr1" draw:text-style-name="P16" svg:width="0.0012in" svg:height="0.0213in"><text:p/></draw:rect></text:p>
      <text:p text:style-name="Heading_20_1"><text:bookmark text:name="_ny2a2uezjc1u"/>Sep 4, 2020</text:p>
      <text:p text:style-name="Standard">I worked on the introduction: general case, two applications and more general case. I share the overleaf with Gustavo and Gerda.</text:p>
      <text:p text:style-name="Standard"/>
      <text:p text:style-name="Standard"><draw:rect text:anchor-type="as-char" style:rel-width="100%" draw:z-index="7" draw:style-name="gr1" draw:text-style-name="P16" svg:width="0.0012in" svg:height="0.0213in"><text:p/></draw:rect></text:p>
      <text:p text:style-name="Heading_20_1"><text:bookmark text:name="_nix4dy4kybkf"/>Jul 28, 2020 (3-4 pm)</text:p>
      <text:p text:style-name="Standard"/>
      <text:p text:style-name="Standard"><text:span text:style-name="T1">Meeting Gerda, Gustavo and Carlos</text:span></text:p>
      <text:p text:style-name="P1"/>
      <text:p text:style-name="Standard">Discussion:</text:p>
      <text:list xml:id="list161757298638369" text:continue-numbering="true" text:style-name="WWNum2">
        <text:list-item>
          <text:p text:style-name="P4">Introduction: start with the general case. Then introduce the two applications, the gen activation model (Strogatz Ex 3.7.5, p.90) and the Tyson’s Cyclin B activation model (Segel Section 12.3 p. 263). Finally, note that we’ll come back to those applications at the end of the paper. </text:p>
        </text:list-item>
        <text:list-item>
          <text:p text:style-name="P4">Application:</text:p>
          <text:list>
            <text:list-item>
              <text:p text:style-name="P11">Gen activation model (Strogatz Ex 3.7.5, p.90): mention that using Meiss’ theorem, the calculation of showing that there is a saddle-node bifurcation is not easy to doa s with our theorems</text:p>
            </text:list-item>
            <text:list-item>
              <text:p text:style-name="P11">Tyson’s Cyclin B activation model (Segel Section 12.3 p. 263): show numerically both saddle-node bifurcation, in the original and extended.</text:p>
            </text:list-item>
          </text:list>
        </text:list-item>
      </text:list>
      <text:p text:style-name="P13"/>
      <text:p text:style-name="Heading_20_1"><text:bookmark text:name="_klvq6e4z8ilx"/><text:soft-page-break/><draw:rect text:anchor-type="as-char" style:rel-width="100%" draw:z-index="8" draw:style-name="gr1" draw:text-style-name="P16" svg:width="0.0012in" svg:height="0.0213in"><text:p/></draw:rect>Jun 8, 2020 (2:30-4 pm)</text:p>
      <text:p text:style-name="Standard"/>
      <text:p text:style-name="Standard"><text:span text:style-name="T1">Meeting Gerda, Gustavo and Carlos</text:span></text:p>
      <text:p text:style-name="P1"/>
      <text:p text:style-name="Standard">Agenda:</text:p>
      <text:list xml:id="list161758112646155" text:continue-numbering="true" text:style-name="WWNum2">
        <text:list-item>
          <text:p text:style-name="P4">Carlos is working on the introduction.</text:p>
        </text:list-item>
        <text:list-item>
          <text:p text:style-name="P4">Look at Exercise 3.7.5 on page 90 of the Strogatz’ book, the biochemical switch.</text:p>
        </text:list-item>
      </text:list>
      <text:p text:style-name="P2"><draw:frame draw:style-name="fr1" text:anchor-type="as-char" svg:width="1.6717in" svg:height="0.2193in" draw:z-index="0"><draw:object xlink:href="./Object 2" xlink:type="simple" xlink:show="embed" xlink:actuate="onLoad"/><draw:image xlink:href="./ObjectReplacements/Object 2" xlink:type="simple" xlink:show="embed" xlink:actuate="onLoad"/></draw:frame></text:p>
      <text:list xml:id="list3197565620" text:style-name="WWNum5">
        <text:list-item>
          <text:p text:style-name="P5">Either s or r can be turned into a variable. Probably, s makes more sense because it is the signal.</text:p>
        </text:list-item>
      </text:list>
      <text:p text:style-name="Standard"/>
      <text:p text:style-name="Standard"/>
      <text:p text:style-name="Heading_20_1"><text:bookmark text:name="_ovvawvekrvpv"/><draw:rect text:anchor-type="as-char" style:rel-width="100%" draw:z-index="9" draw:style-name="gr1" draw:text-style-name="P16" svg:width="0.0012in" svg:height="0.0213in"><text:p/></draw:rect>Jun 1, 2020 (2-4 pm)</text:p>
      <text:p text:style-name="Standard"/>
      <text:p text:style-name="Standard"><text:span text:style-name="T1">Meeting Gerda, Gustavo and Carlos</text:span></text:p>
      <text:p text:style-name="P1"/>
      <text:p text:style-name="Standard">Agenda:</text:p>
      <text:list xml:id="list161757686155520" text:continue-list="list161758112646155" text:style-name="WWNum2">
        <text:list-item>
          <text:p text:style-name="P4">Write Introduction motivation for the next meeting.</text:p>
        </text:list-item>
      </text:list>
      <text:p text:style-name="Standard"/>
      <text:p text:style-name="Heading_20_1"><text:bookmark text:name="_oa2rq7izmqy3"/><draw:rect text:anchor-type="as-char" style:rel-width="100%" draw:z-index="10" draw:style-name="gr1" draw:text-style-name="P16" svg:width="0.0012in" svg:height="0.0213in"><text:p/></draw:rect></text:p>
      <text:p text:style-name="Heading_20_1"><text:bookmark text:name="_awsvly28b8go"/>May 25, 2020 (2-4 pm)</text:p>
      <text:p text:style-name="Standard"/>
      <text:p text:style-name="Standard"><text:soft-page-break/><text:span text:style-name="T1">Meeting Gerda, Gustavo and Carlos</text:span></text:p>
      <text:p text:style-name="P1"/>
      <text:p text:style-name="Standard">Agenda:</text:p>
      <text:list xml:id="list161757645699032" text:continue-numbering="true" text:style-name="WWNum2">
        <text:list-item>
          <text:p text:style-name="P4">Possible applications: </text:p>
          <text:list>
            <text:list-item>
              <text:p text:style-name="P11">Strogatz page 243. Parameter a, the inactivation rate of x could be regulated, turning into a parameter.</text:p>
            </text:list-item>
            <text:list-item>
              <text:p text:style-name="P11">Strogatz page 74. Budworm population dynamics. Ludwig et al. (1978).</text:p>
            </text:list-item>
            <text:list-item>
              <text:p text:style-name="P11">Logistic equations with saturating harvesting rate [ dN/dt = rN(1-N/K) - H N / (A+N) ]</text:p>
            </text:list-item>
            <text:list-item>
              <text:p text:style-name="P11">Pendulum equation (I saw something relating it with the saddle-node bifurcation, but I don’t recall it well). It raises when introducing a torque. Can we transform a parameter into a variable?</text:p>
            </text:list-item>
            <text:list-item>
              <text:p text:style-name="P11">Look at this paper: “Time-Dependent Saddle Node Bifurcation: Breaking Time and thePoint of No Return in a Non-Autonomous Model of CriticalTransitions” Jeremiah H. Li1, Felix X.-F. Ye2, Hong Qian1, and Sui Huang.</text:p>
            </text:list-item>
            <text:list-item>
              <text:p text:style-name="P11">FitzHugh-Nagumo. </text:p>
            </text:list-item>
          </text:list>
        </text:list-item>
        <text:list-item>
          <text:p text:style-name="P4">Papers: it might be more a Differential Equation paper.</text:p>
        </text:list-item>
        <text:list-item>
          <text:p text:style-name="P4">TImeline: Introduction/Applications/Discussion. Deadline: end of August.</text:p>
        </text:list-item>
        <text:list-item>
          <text:p text:style-name="P4">Next actions: start writing the introduction, and look at applications.</text:p>
        </text:list-item>
      </text:list>
      <text:p text:style-name="Standard"><text:s/></text:p>
      <text:p text:style-name="Heading_20_1"><text:bookmark text:name="_nl3dm9vzkc91"/><draw:rect text:anchor-type="as-char" style:rel-width="100%" draw:z-index="11" draw:style-name="gr1" draw:text-style-name="P16" svg:width="0.0012in" svg:height="0.0213in"><text:p/></draw:rect></text:p>
      <text:p text:style-name="Heading_20_1"><text:bookmark text:name="_cb1007igo7m"/>May 20, 2020 (2-4 pm)</text:p>
      <text:p text:style-name="Standard"/>
      <text:p text:style-name="Standard"><text:span text:style-name="T1">Meeting Gustavo and Carlos</text:span></text:p>
      <text:p text:style-name="Standard"><text:s/></text:p>
      <text:list xml:id="list329205298" text:style-name="WWNum3">
        <text:list-item>
          <text:p text:style-name="P6">Write paper.</text:p>
        </text:list-item>
        <text:list-item>
          <text:p text:style-name="P6">Possible Journals:</text:p>
        </text:list-item>
      </text:list>
      <text:p text:style-name="P8"><text:soft-page-break/>Journal of Differential Equations (Elsevier)</text:p>
      <text:p text:style-name="P8">Journal of Nonlinear Science (Springer)</text:p>
      <text:p text:style-name="P8">SIAM Journal on Applied Mathematics</text:p>
      <text:p text:style-name="P8">SIAM Journal on Applied Dynamical Systems</text:p>
      <text:p text:style-name="P8">Journal of Dynamics and Differential Equations (Springer)</text:p>
      <text:p text:style-name="P8">Differential Equations (Springer)</text:p>
      <text:list xml:id="list161758191545775" text:continue-numbering="true" text:style-name="WWNum3">
        <text:list-item>
          <text:p text:style-name="P6">It would be great if we find another application. (<text:span text:style-name="T1">Look for potential applications</text:span>).</text:p>
        </text:list-item>
        <text:list-item>
          <text:p text:style-name="P6">Plan for the paper (Saddle-node bifurcation carryover). Discuss with Gerda:</text:p>
          <text:list>
            <text:list-item>
              <text:p text:style-name="P12">Possible Journals and structure of the paper (dictated by the journal).</text:p>
            </text:list-item>
            <text:list-item>
              <text:p text:style-name="P12">Structure:</text:p>
              <text:list>
                <text:list-item>
                  <text:p text:style-name="P14">Introduction: include a motivation for the study of the carryover with a couple of applications including our analysis of the G2/M transition; or simply introduce the theoretical interesting question.</text:p>
                </text:list-item>
                <text:list-item>
                  <text:p text:style-name="P14">Reference to Meiss papers without writing the whole text and Summarize.</text:p>
                </text:list-item>
                <text:list-item>
                  <text:p text:style-name="P14">Include a section of applications: 1) carryover on Novak and Tyson’s model (numerical), 2) carryover on a beautiful and simple application (theoretical).</text:p>
                </text:list-item>
              </text:list>
            </text:list-item>
          </text:list>
        </text:list-item>
        <text:list-item>
          <text:p text:style-name="P6">Future project: Can the carryover idea be applied to other bifurcations?</text:p>
        </text:list-item>
      </text:list>
      <text:p text:style-name="Standard"/>
      <text:p text:style-name="Heading_20_1"><text:bookmark text:name="_ybkkzl3g4a5c"/><draw:rect text:anchor-type="as-char" style:rel-width="100%" draw:z-index="12" draw:style-name="gr1" draw:text-style-name="P16" svg:width="0.0012in" svg:height="0.0213in"><text:p/></draw:rect></text:p>
      <text:p text:style-name="Heading_20_1"><text:bookmark text:name="_7o6j628onjyy"/>May 11, 2020 (3-4 pm)</text:p>
      <text:p text:style-name="Standard"/>
      <text:p text:style-name="Standard"><text:span text:style-name="T1">Meting Gustavo, Carlos.</text:span></text:p>
      <text:p text:style-name="Standard"/>
      <text:list xml:id="list4081622062" text:style-name="WWNum4">
        <text:list-item>
          <text:p text:style-name="P7">To include or not to include the theorems taken from the Meiss [2007]. I think the best idea is to briefly introduce the idea of the theorems (conditions and results) and to refer to the book for details.</text:p>
        </text:list-item>
        <text:list-item>
          <text:p text:style-name="P7"><text:soft-page-break/>Introductory applications. Perhaps motivate the study of a carryover of a saddle-node bifurcation with our system, the cell cycle model where mass and V_c2 are taken as parameters and they drive a saddle node-de bifurcation. Think about other applications, perhaps the fire and spike neuro model (FitzHugh-Nagumo model)?</text:p>
        </text:list-item>
        <text:list-item>
          <text:p text:style-name="P7">How to introduce Figure 5.6? Or third section: applications from models? Could we cite the paper of the Bulletin of Mathematical Biology to include application in Section 5.3 of the thesis in the paper?</text:p>
        </text:list-item>
      </text:list>
      <text:p text:style-name="P9"/>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fo:font-size="11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style:style>
    <style:style style:name="ListLabel_20_20" style:display-name="ListLabel 20" style:family="text">
      <style:text-properties fo:font-size="11pt" style:text-underline-style="none"/>
    </style:style>
    <style:style style:name="ListLabel_20_21" style:display-name="ListLabel 21" style:family="text">
      <style:text-properties fo:font-size="11pt"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1" meta:page-count="7" meta:paragraph-count="102" meta:word-count="1039" meta:character-count="6349" meta:non-whitespace-character-count="5439"/>
    <meta:generator>LibreOfficeDev/6.0.5.2$Linux_X86_64 LibreOffice_project/</meta:generator>
  </office:meta>
</office:document-meta>
</file>

<file path=Object 2/content.xml><?xml version="1.0" encoding="utf-8"?>
<math xmlns="http://www.w3.org/1998/Math/MathML" display="block">
  <semantics>
    <mrow>
      <mrow>
        <mi mathvariant="italic">dx</mi>
        <mo stretchy="false">/</mo>
        <mi mathvariant="italic">dt</mi>
      </mrow>
      <mo stretchy="false">=</mo>
      <mrow>
        <mi>s</mi>
        <mo stretchy="false">−</mo>
        <mi mathvariant="italic">rx</mi>
        <mo stretchy="false">+</mo>
        <mrow>
          <msup>
            <mi>x</mi>
            <mn>2</mn>
          </msup>
          <mo stretchy="false">/</mo>
          <mrow>
            <mo fence="true" stretchy="false">(</mo>
            <mrow>
              <mrow>
                <mn>1</mn>
                <mo stretchy="false">+</mo>
                <msup>
                  <mi>x</mi>
                  <mn>2</mn>
                </msup>
              </mrow>
            </mrow>
            <mo fence="true" stretchy="false">)</mo>
          </mrow>
        </mrow>
      </mrow>
    </mrow>
    <annotation encoding="StarMath 5.0">dx/dt=s-rx+ {x} ^ {2} /(1+ {x} ^ {2} )</annotation>
  </semantics>
</math>
</file>